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dobe Garamond Pro" svg:font-family="'Adobe Garamond Pro'" style:font-family-generic="roman" style:font-pitch="variable"/>
    <style:font-face style:name="Adobe Garamond Pro Bold" svg:font-family="'Adobe Garamond Pro Bold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NeueLT Pro 55 Roman" svg:font-family="'HelveticaNeueLT Pro 55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color="#3399ff" style:font-name="Adobe Garamond Pro"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399ff" style:font-name="Adobe Garamon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0.5pt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style:text-underline-style="none" style:font-size-asian="12pt" style:font-size-complex="12pt"/>
    </style:style>
    <style:style style:name="P7" style:family="paragraph" style:parent-style-name="Standard"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style:font-name="Calibri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3399ff" style:font-name="Adobe Garamond Pro Bold" fo:font-size="12pt" fo:letter-spacing="normal" fo:font-style="normal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3399ff" style:font-name="Adobe Garamond Pro" fo:font-size="12pt" fo:letter-spacing="normal" fo:font-style="normal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Calibri" fo:font-size="12pt" style:text-underline-style="none" style:font-size-asian="12pt" style:font-size-complex="12pt"/>
    </style:style>
    <style:style style:name="P14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variant="normal" fo:text-transform="none" fo:color="#000000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">
      <style:paragraph-properties fo:text-align="center" style:justify-single-word="false" fo:padding="0.0201in" fo:border="0.0071in solid #000000" style:shadow="none" style:join-border="true"/>
      <style:text-properties fo:color="#3399ff" style:font-name="HelveticaNeueLT Pro 55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">
      <style:paragraph-properties fo:text-align="center" style:justify-single-word="false" fo:padding="0.0201in" fo:border="0.0071in solid #000000" style:shadow="none" style:join-border="true"/>
    </style:style>
    <style:style style:name="P17" style:family="paragraph" style:parent-style-name="Standard" style:list-style-name="L1">
      <style:paragraph-properties fo:text-align="center" style:justify-single-word="false" fo:padding="0.0201in" fo:border="0.0071in solid #000000" style:shadow="none" style:join-border="true"/>
    </style:style>
    <style:style style:name="P18" style:family="paragraph" style:parent-style-name="Standard" style:list-style-name="L1">
      <style:paragraph-properties fo:text-align="center" style:justify-single-word="false" style:shadow="none"/>
      <style:text-properties fo:font-variant="normal" fo:text-transform="none" fo:color="#333333" style:font-name="HelveticaNeueLT Pro 55 Roman" fo:font-size="14pt" fo:letter-spacing="normal" fo:font-style="normal" fo:font-weight="normal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style:font-name="Calibri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HelveticaNeueLT Pro 55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HelveticaNeueLT Pro 55 Roman" fo:font-size="14pt" style:font-size-asian="14pt" style:font-size-complex="14pt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0000" style:font-name="HelveticaNeueLT Pro 55 Roman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HelveticaNeueLT Pro 55 Roman" fo:font-weight="normal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HelveticaNeueLT Pro 55 Roman" fo:font-size="14pt" style:font-size-asian="14pt" style:font-size-complex="14pt"/>
    </style:style>
    <text:list-style style:name="L1">
      <text:list-level-style-image text:level="1">
        <style:list-level-properties style:vertical-pos="middle" style:vertical-rel="line"/>
      </text:list-level-style-image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>Douglas Pleger</text:h>
      <text:h text:style-name="P16" text:outline-level="4"><text:span text:style-name="T9">Full-Stack Developer | Renton, WA</text:span></text:h>
      <text:h text:style-name="P16" text:outline-level="4"><text:span text:style-name="T5">707.803.3646</text:span><text:span text:style-name="T6"> | </text:span><text:a xlink:type="simple" xlink:href="mailto:DougPleger@gmail.com" text:style-name="Internet_20_link" text:visited-style-name="Visited_20_Internet_20_Link"><text:span text:style-name="T6">DougPleger@gmail.com</text:span></text:a></text:h>
      <text:list xml:id="list511652669444465842" text:style-name="L1">
        <text:list-header>
          <text:h text:style-name="P17" text:outline-level="4"><text:a xlink:type="simple" xlink:href="https://portfolio.stamplayapp.com/" text:style-name="Internet_20_link" text:visited-style-name="Visited_20_Internet_20_Link"><text:span text:style-name="T6">Portfolio.stamplayapp.com</text:span></text:a><text:span text:style-name="T6"> | </text:span><text:a xlink:type="simple" xlink:href="https://www.linkedin.com/in/douglaspleger" text:style-name="Internet_20_link" text:visited-style-name="Visited_20_Internet_20_Link"><text:span text:style-name="T6">Linkedin.com/in/douglaspleger</text:span></text:a></text:h>
        </text:list-header>
        <text:list-item>
          <text:h text:style-name="P18" text:outline-level="4"/>
        </text:list-item>
      </text:list>
      <text:p text:style-name="P9">About Me</text:p>
      <text:p text:style-name="P1"><text:span text:style-name="T2">Full-stack developer with a strong, passionate creative side. <text:s/>Highly focused, strong-willed and will never turn down an opportunity to help my team and company. <text:s/>Years of experience in communicating and working with others in fast-paced environments. <text:s/>Hoping to continue honing and expanding my programming experience as the industry grows and changes. </text:span><text:span text:style-name="T1"><text:s/></text:span></text:p>
      <text:p text:style-name="P11"/>
      <text:p text:style-name="P10">Technical Tookit</text:p>
      <text:p text:style-name="P12">Front-End: HTML/CSS, jQuery, HTTP Request/Response, AJAX, ARIA, MS Accessibility tools</text:p>
      <text:p text:style-name="P14">Languages: JavaScript, Python, Ruby</text:p>
      <text:p text:style-name="P6"><text:span text:style-name="T3">Frameworks</text:span><text:span text:style-name="T3">: Django, Rails, Express.js, Socket.io, Bootstrap, AngularJS</text:span></text:p>
      <text:p text:style-name="P13"><text:span text:style-name="T3">Version Control</text:span><text:span text:style-name="T3">: Git, GitHub, Cloud9, STAMPlay </text:span></text:p>
      <text:p text:style-name="P6">Databases: SQL(MySQL, Sqlite, PostgresSQL), NoSQL(MongoDB), Mongoose.js, ActiveRecords</text:p>
      <text:p text:style-name="P13">Adobe Suite: Flash, PhotoShop, Illustrator, Acrobat </text:p>
      <text:p text:style-name="P5"/>
      <text:p text:style-name="P3">Education</text:p>
      <text:p text:style-name="P7">Coding Dojo – Bellevue, WA</text:p>
      <text:p text:style-name="P8">Completed an intensive web development program covering multiple languages; spanning more than 1000 hours of active programming. <text:s/>Learned RESTful practices and worked closely with fellow students to create complex, real-world applications. <text:s/></text:p>
      <text:p text:style-name="P8"/>
      <text:p text:style-name="P7">Self-Directed Education</text:p>
      <text:p text:style-name="P8">Udacity(Coder's Manual), CodeCademy, W3Schools, StackSocial, Mozilla Developer Network</text:p>
      <text:p text:style-name="P2"/>
      <text:p text:style-name="P4">Employment History</text:p>
      <text:p text:style-name="P7">Pro Sports Club, Facility Operations | Bellevue, WA | October 2014 – October 2015</text:p>
      <text:p text:style-name="P8">Worked overnight with a small team to provide routine maintenance to keep our fitness institution in top pristine quality. <text:s/>Focus on detail, efficiency and communication was needed to ensure us meeting the pedigree of the Pro Club name.</text:p>
      <text:p text:style-name="P8"/>
      <text:p text:style-name="P7">Zones Inc, Customer Service/Credit Entry | Auburn, WA | March 2012 – September 2014</text:p>
      <text:p text:style-name="P8">Provided multiple-administrative roles: tracking and crediting returns, handling and correcting clerical errors and working with our shipping providers to track lost and missing shipments. <text:s/>Communicated between our sales force, warehouses and clients to ensure strong, seamless exchanges. <text:s/>Helped integrate new Microsoft Dynamics (AX) platform and created training materials necessary to train new overseas employees. </text:p>
      <text:p text:style-name="P8"/>
      <text:p text:style-name="P7">Nintendo of America, Tier-2 Wireless Tech Support | Redmond, WA | October 2010 – February 2012</text:p>
      <text:p text:style-name="Standard"><text:span text:style-name="T7">Provided over-the-phone technical support to customers wishing to connect their Nintendo products online. <text:s/>Used concise communication skills to help anyone from younger children and elderly alike to identify wireless router products, make any necessary security or connectivity changes and ensure customer satisfaction. <text:s/>Provided detailed data-surveys upon each call. <text:s/>Recorded calls were used as positive examples in training classes. </text:span><text:span text:style-name="T4"><text:s/></text:span><text:span text:style-name="T8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dobe Garamond Pro" svg:font-family="'Adobe Garamond Pro'" style:font-family-generic="roman" style:font-pitch="variable"/>
    <style:font-face style:name="Adobe Garamond Pro Bold" svg:font-family="'Adobe Garamond Pro Bold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NeueLT Pro 55 Roman" svg:font-family="'HelveticaNeueLT Pro 55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leger</meta:initial-creator>
    <meta:creation-date>2016-02-29T13:22:15.82</meta:creation-date>
    <dc:date>2016-04-07T16:28:45.34</dc:date>
    <dc:creator>Andrew Pleger</dc:creator>
    <meta:editing-duration>PT48M52S</meta:editing-duration>
    <meta:editing-cycles>12</meta:editing-cycles>
    <meta:generator>OpenOffice/4.1.0$Win32 OpenOffice.org_project/410m18$Build-9764</meta:generator>
    <meta:document-statistic meta:table-count="0" meta:image-count="0" meta:object-count="0" meta:page-count="1" meta:paragraph-count="25" meta:word-count="352" meta:character-count="2650"/>
  </office:meta>
</office:document-meta>
</file>